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2.00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.42cm" fo:margin-bottom="0.35cm" fo:text-align="start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188cm" svg:height="42.25cm" svg:x="-0.086cm" svg:y="-1.933cm">
          <draw:text-box>
            <text:p text:style-name="P1">WeServeEveryone Clinic</text:p>
            <text:p text:style-name="P1"><text:s/></text:p>
            <text:p text:style-name="P1">1111 First Street California</text:p>
            <text:p text:style-name="P1">111-111-11111 <text:s/>Fax: 111-111-1111</text:p>
            <text:p text:style-name="P1">Chart Summary</text:p>
            <text:p text:style-name="P1">Monica Smith</text:p>
            <text:p text:style-name="P1">Home: 444-444-4444</text:p>
            <text:p text:style-name="P1">Female <text:s/>DOB: 04/04/1950</text:p>
            <text:p text:style-name="P1">0000-44444</text:p>
            <text:p text:style-name="P1">Ins: Commercial 8927</text:p>
            <text:p text:style-name="P1"><text:s text:c="51"/></text:p>
            <text:p text:style-name="P1">Patient Information</text:p>
            <text:p text:style-name="P1">Name: Monica Smith</text:p>
            <text:p text:style-name="P1">Home Phone: 0904342323</text:p>
            <text:p text:style-name="P1">Address: 4444 Olin Ave</text:p>
            <text:p text:style-name="P1"><text:s text:c="16"/>San Jose, California</text:p>
            <text:p text:style-name="P1">Office Phone:</text:p>
            <text:p text:style-name="P1">Patient ID: 0000-44444</text:p>
            <text:p text:style-name="P1">Fax:+44-208-12-4434367</text:p>
            <text:p text:style-name="P1">Birth Date: 04/04/1950</text:p>
            <text:p text:style-name="P1">Status: Active</text:p>
            <text:p text:style-name="P1">Gender: Female</text:p>
            <text:p text:style-name="P1">Marital Status: Divorced</text:p>
            <text:p text:style-name="P1">Contact By: Phone</text:p>
            <text:p text:style-name="P1">Race: Black</text:p>
            <text:p text:style-name="P1">SSN: 432-48-8315</text:p>
            <text:p text:style-name="P1">Language: English</text:p>
            <text:p text:style-name="P1">Resp Prov: Carl Savem</text:p>
            <text:p text:style-name="P1">MRN: MR-111-1111</text:p>
            <text:p text:style-name="P1">Referred by:</text:p>
            <text:p text:style-name="P1">Emp. Status: Full-time</text:p>
            <text:p text:style-name="P1">Email:monicacarl@ymail.com</text:p>
            <text:p text:style-name="P1">Sens Chart: No</text:p>
            <text:p text:style-name="P1">Home LOC:WeServeEveryone</text:p>
            <text:p text:style-name="P1">External ID: MR-111-1111</text:p>
            <text:p text:style-name="P1">Problems</text:p>
            <text:p text:style-name="P1">DIABETES MELLITUS (ICD-250.) HYPERTENSION, BENIGN ESSENTIAL (ICD-401.1)</text:p>
            <text:p text:style-name="P1">Medications</text:p>
            <text:p text:style-name="P1">PRINIVIL TABS 20 MG (LISINOPRIL) 1 po qd Last Refill: #30 x 2 : Carl Savem MD (08/27/2010) HUMULIN INJ 70/30 (INSULIN REG &amp; ISOPHANE (HUMAN)) 20 units ac breakfast Last Refill: #600 u x 0 : Carl Savem MD (08/27/2010)</text:p>
            <text:p text:style-name="P1">Directives</text:p>
            <text:p text:style-name="P1">Allergies and Adverse Reactions (! = critical)</text:p>
            <text:p text:style-name="P1">Services Due</text:p>
            <text:p text:style-name="P1">FLU VAX, PNEUMOVAX, MICROALB URN</text:p>
            <text:p text:style-name="P1">3/18/2011 - Office Visit: F/u Diabetes Provider: Carl Savem MD Location of Care: WeServeEveryone Clinic</text:p>
            <text:p text:style-name="P1">OFFICE VISIT</text:p>
            <text:p text:style-name="P1">History of Present Illness  Reason for visit: Routine follow up  Chief Complaint: No complaints</text:p>
            <text:p text:style-name="P1">History</text:p>
            <text:p text:style-name="P1">Diabetes Management  Hyperglycemic Symptoms  Polyuria: no Polydipsia: no Blurred vision: no</text:p>
            <text:p text:style-name="P1">Sympathomimetic Symptoms  Diaphoresis: no Agitation: no Tremor: no Palpitations: no Insomnia: no</text:p>
            <text:p text:style-name="P1">Neuroglycopenic Symptoms  Confusion: no Lethargy: no Somnolence: no Amnesia: no Stupor: no Seizures: no</text:p>
            <text:p text:style-name="P1">Review of Systems</text:p>
            <text:p text:style-name="P1">General: denies fatigue, malaise, fever, weight loss Eyes: denies blurring, diplopia, irritation, discharge Ear/Nose/Throat: denies ear pain or discharge, nasal obstruction or discharge, sore throat Cardiovascular: denies chest pain, palpitations, paroxysmal nocturnal dyspnea, orthopnea, edema Respiratory: denies coughing, wheezing, dyspnea, hemoptysis Gastrointestinal: denies abdominal pain, dysphagia, nausea, vomiting, diarrhea, constipation Genitourinary: denies hematuria, frequency, urgency, dysuria, discharge, impotence, incontinence Musculoskeletal: denies back pain, joint swelling, joint stiffness, joint pain Skin: denies rashes, itching, lumps, sores, lesions, color change Neurologic: denies syncope, seizures, transient paralysis, weakness, paresthesias Psychiatric: denies depression, anxiety, mental disturbance, difficulty sleeping, suicidal ideation, hallucinations, paranoia Endocrine: denies polyuria, polydipsia, polyphagia, weight change, heat or cold intolerance Heme/Lymphatic: denies easy or excessive bruising, history of blood transfusions, anemia, bleeding disorders, adenopathy, chills, sweats Allergic/Immunologic: denies urticaria, hay fever, frequent UTIs; denies HIV high risk behaviors</text:p>
            <text:p text:style-name="P1">Vital Signs</text:p>
            <text:p text:style-name="P1">WeServeEveryone Clinic</text:p>
            <text:p text:style-name="P1">March 24, 2011</text:p>
            <text:p text:style-name="P1">1111 First Street California</text:p>
            <text:p text:style-name="P1">111-111-11111 <text:s/>Fax: 111-111-1111</text:p>
            <text:p text:style-name="P1">Page 2</text:p>
            <text:p text:style-name="P1">Chart Summary</text:p>
            <text:p text:style-name="P1">Ht: 64 in. Wt: 140 lbs.T: 98.0 degF. T site: oral P: 72 Rhythm: regular R: 16 BP: 158/90</text:p>
            <text:p text:style-name="P1">Physical Exam</text:p>
            <text:p text:style-name="P1">General Appearance: well developed, well nourished, no acute distress Eyes: conjunctiva and lids normal, PERRLA, EOMI, fundi WNL Ears, Nose, Mouth, Throat: TM clear, nares clear, oral exam WNL Respiratory: clear to auscultation and percussion, respiratory effort normal Cardiovascular: regular rate and rhythm, S1-S2, no murmur, rub or gallop, no bruits, peripheral pulses normal and symmetric, no cyanosis, clubbing, edema or varicosities Skin: clear, good turgor, color WNL, no rashes, lesions, or ulcerations</text:p>
            <text:p text:style-name="P1">Problems (including changes): Blood pressure is lower. Feet are inspected and there are no callouses, no compromised skin. No vision complaints.</text:p>
            <text:p text:style-name="P1">Impression: Sub optimal sugar, control with retinopathy and neuropathy, high glucometer readings. Will work harder on diet. Will increase insulin by 2 units.</text:p>
            <text:p text:style-name="P1">Home Glucose Monitoring: AC breakfast 110 to 220 AC breakfast mean 142 AC dinner 100 to 250 AC dinner mean 120</text:p>
            <text:p text:style-name="P1">Plan</text:p>
            <text:p text:style-name="P1">Medications: HUMULIN INJ 70/30 20 u ac breakfast</text:p>
            <text:p text:style-name="P1">PRINIVIL TABS 20 MG 1 qd</text:p>
            <text:p text:style-name="P1">Treatment: Will have annual foot exam at next visit.</text:p>
            <text:p text:style-name="P1">Orders:</text:p>
            <text:p text:style-name="P1">UA Metabolic Panel</text:p>
            <text:p text:style-name="P1">Education/Counseling (time): 5 minutes</text:p>
            <text:p text:style-name="P1">Coordination of Care (time): 20 minutes</text:p>
            <text:p text:style-name="P1">Follow-up/Return Visit: 3 months</text:p>
            <text:p text:style-name="P1">Disposition: return to clinic</text:p>
            <text:p text:style-name="P1">WeServeEveryone Clinic</text:p>
            <text:p text:style-name="P1">March 24, 2011</text:p>
            <text:p text:style-name="P1">1111 First Street California</text:p>
            <text:p text:style-name="P1">111-111-11111 <text:s/>Fax: 111-111-1111</text:p>
            <text:p text:style-name="P1">Page 2</text:p>
            <text:p text:style-name="P1">Chart Summary</text:p>
            <text:p text:style-name="P1">03/18/2011 - Lab Report: Metabolic Panel Provider: Carl Savem MD</text:p>
            <text:p text:style-name="P1">Tests:</text:p>
            <text:p text:style-name="P1">(1) Metabolic Panel(ML-03CHEM)</text:p>
            <text:p text:style-name="P1">ALK PHOS</text:p>
            <text:p text:style-name="P1">72</text:p>
            <text:p text:style-name="P1">35-100</text:p>
            <text:p text:style-name="P1">BG RANDOM</text:p>
            <text:p text:style-name="P1">125 mg/dl</text:p>
            <text:p text:style-name="P1">70-125</text:p>
            <text:p text:style-name="P1">BUN</text:p>
            <text:p text:style-name="P1">16 mg/dl</text:p>
            <text:p text:style-name="P1">7-25</text:p>
            <text:p text:style-name="P1">CALCIUM </text:p>
            <text:p text:style-name="P1">9.6 mg/dl</text:p>
            <text:p text:style-name="P1">8.2-10.2</text:p>
            <text:p text:style-name="P1">CHLORIDE <text:s/></text:p>
            <text:p text:style-name="P1">101 mmol/l </text:p>
            <text:p text:style-name="P1">96-109</text:p>
            <text:p text:style-name="P1">CO2</text:p>
            <text:p text:style-name="P1">27 mmol/l </text:p>
            <text:p text:style-name="P1">23-29</text:p>
            <text:p text:style-name="P1">CREATININE </text:p>
            <text:p text:style-name="P1">0.7 mg/dl <text:s text:c="2"/></text:p>
            <text:p text:style-name="P1">0.6-1.2</text:p>
            <text:p text:style-name="P1">PO4 </text:p>
            <text:p text:style-name="P1">2.9 mg/dl </text:p>
            <text:p text:style-name="P1">2.5-4.5</text:p>
            <text:p text:style-name="P1">POTASSIUM </text:p>
            <text:p text:style-name="P1">4.5 mmol/l </text:p>
            <text:p text:style-name="P1">3.5-5.3</text:p>
            <text:p text:style-name="P1">SGOT (AST) </text:p>
            <text:p text:style-name="P1">31 U/L <text:s/></text:p>
            <text:p text:style-name="P1">0-40</text:p>
            <text:p text:style-name="P1">BILI TOTAL</text:p>
            <text:p text:style-name="P1">0.7 mg/dl</text:p>
            <text:p text:style-name="P1">0.0-1.3</text:p>
            <text:p text:style-name="P1">URIC ACID <text:s/></text:p>
            <text:p text:style-name="P1">4.8 mg/dl</text:p>
            <text:p text:style-name="P1">3.4-7.0</text:p>
            <text:p text:style-name="P1">LDH, TOTAL <text:s text:c="3"/></text:p>
            <text:p text:style-name="P1">136 IU/L <text:s/></text:p>
            <text:p text:style-name="P1">0-200</text:p>
            <text:p text:style-name="P1">SODIUM</text:p>
            <text:p text:style-name="P1">135 mmol/l</text:p>
            <text:p text:style-name="P1">135-145</text:p>
            <text:p text:style-name="P1"><text:s/></text:p>
            <text:p text:style-name="P1">(2) HbA1c Test HbA1c level 6.0% (3) Lipid Profile Cholesterol, Total <text:s/>210 mg/dl Triglycerides <text:s text:c="10"/>236 mg/dl HDL Cholesterol <text:s text:c="3"/>36 LDL Cholesterol <text:s text:c="4"/>107 </text:p>
            <text:p text:style-name="P1">WeServeEveryone Clinic</text:p>
            <text:p text:style-name="P1">March 24, 2011</text:p>
            <text:p text:style-name="P1">1111 First Street California</text:p>
            <text:p text:style-name="P1">111-111-11111 <text:s/>Fax: 111-111-1111</text:p>
            <text:p text:style-name="P1">Page 2</text:p>
            <text:p text:style-name="P1">Chart Summary</text:p>
            <text:p text:style-name="P1">Female <text:s/>DOB: 04/04/1950 <text:s text:c="20"/>0000-44444 <text:s text:c="25"/>Ins: Commercial xxxxx</text:p>
            <text:p text:style-name="P1"><text:s/></text:p>
            <text:p text:style-name="P1">Date 03/18/2011</text:p>
            <text:p text:style-name="P1">HEIGHT (in)</text:p>
            <text:p text:style-name="P1">64</text:p>
            <text:p text:style-name="P1">WEIGHT (lb)</text:p>
            <text:p text:style-name="P1">140</text:p>
            <text:p text:style-name="P1">TEMPERATURE (deg F)</text:p>
            <text:p text:style-name="P1">98</text:p>
            <text:p text:style-name="P1">TEMP SITE</text:p>
            <text:p text:style-name="P1">oral</text:p>
            <text:p text:style-name="P1">PULSE RATE (/min)</text:p>
            <text:p text:style-name="P1">72</text:p>
            <text:p text:style-name="P1">PULSE RHYTHM</text:p>
            <text:p text:style-name="P1"><text:s/></text:p>
            <text:p text:style-name="P1">RESP RATE (/min)</text:p>
            <text:p text:style-name="P1">16</text:p>
            <text:p text:style-name="P1">BP SYSTOLIC (mm Hg)</text:p>
            <text:p text:style-name="P1">158</text:p>
            <text:p text:style-name="P1">BP DIASTOLIC (mm Hg)</text:p>
            <text:p text:style-name="P1">90</text:p>
            <text:p text:style-name="P1">CHOLESTEROL (mg/dL)</text:p>
            <text:p text:style-name="P1"><text:s/></text:p>
            <text:p text:style-name="P1">HDL (mg/dL)</text:p>
            <text:p text:style-name="P1"><text:s/></text:p>
            <text:p text:style-name="P1">LDL (mg/dL)</text:p>
            <text:p text:style-name="P1"><text:s/></text:p>
            <text:p text:style-name="P1">BG RANDOM (mg/dL)</text:p>
            <text:p text:style-name="P1">125</text:p>
            <text:p text:style-name="P1">CXR</text:p>
            <text:p text:style-name="P1"><text:s/></text:p>
            <text:p text:style-name="P1">EKG</text:p>
            <text:p text:style-name="P1"><text:s/></text:p>
            <text:p text:style-name="P1">PAP SMEAR</text:p>
            <text:p text:style-name="P1"><text:s/></text:p>
            <text:p text:style-name="P1">BREAST EXAM</text:p>
            <text:p text:style-name="P1"><text:s/></text:p>
            <text:p text:style-name="P1">MAMMOGRAM</text:p>
            <text:p text:style-name="P1"><text:s/></text:p>
            <text:p text:style-name="P1">HEMOCCULT</text:p>
            <text:p text:style-name="P1">neg</text:p>
            <text:p text:style-name="P1">FLU VAX</text:p>
            <text:p text:style-name="P1"><text:s/></text:p>
            <text:p text:style-name="P1">PNEUMOVAX</text:p>
            <text:p text:style-name="P1"><text:s/></text:p>
            <text:p text:style-name="P1">TD BOOSTER</text:p>
            <text:p text:style-name="P1">0.5 ml g</text:p>
            <text:p text:style-name="P1">Foot Exam</text:p>
            <text:p text:style-name="P1"><text:s/></text:p>
            <text:p text:style-name="P1">Eye Exam</text:p>
            <text:p text:style-name="P1">Complete</text:p>
            <text:p text:style-name="P1"><text:s/></text:p>
            <text:p text:style-name="P1"><text:s/></text:p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do Rajan</meta:initial-creator>
    <meta:creation-date>2016-03-12T20:36:31</meta:creation-date>
    <meta:editing-duration>PT1M9S</meta:editing-duration>
    <meta:editing-cycles>3</meta:editing-cycles>
    <dc:date>2016-03-17T21:18:37</dc:date>
    <dc:creator>Eldo Rajan</dc:creator>
    <meta:generator>OpenOffice/4.1.1$Unix OpenOffice.org_project/411m6$Build-9775</meta:generator>
    <meta:document-statistic meta:object-count="24"/>
  </office:meta>
</office:document-meta>
</file>